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paragraph-rsid="000b08d1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paragraph-rsid="000b08d1" style:font-size-asian="10.5pt" style:font-size-complex="12pt"/>
    </style:style>
    <style:style style:name="T1" style:family="text">
      <style:text-properties officeooo:rsid="000b08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nel : Asobo Studios ( adapté pour 250 employés <text:span text:style-name="T1">et Simplifié</text:span>)</text:p>
      <text:p text:style-name="P1"/>
      <text:p text:style-name="P2">- <text:span text:style-name="T1">Director : 1</text:span></text:p>
      <text:p text:style-name="P2"><text:span text:style-name="T1">- H.R : 8 (Une DRH)</text:span></text:p>
      <text:p text:style-name="P2">- <text:span text:style-name="T1">Marketing : 23 + 3 + 1 (Vidéo)(Comptable)</text:span></text:p>
      <text:p text:style-name="P2">- <text:span text:style-name="T1">Communication : 6</text:span></text:p>
      <text:p text:style-name="P2">- <text:span text:style-name="T1">Technical (support I.T , Data ..) : 10</text:span></text:p>
      <text:p text:style-name="P2">- <text:span text:style-name="T1">Narrative : 4</text:span></text:p>
      <text:p text:style-name="P2">- <text:span text:style-name="T1">Level + Game + Sound Designer : 12 + 26 + 9</text:span></text:p>
      <text:p text:style-name="P2">- <text:span text:style-name="T1">Programmeur (Gameplay + UX/UI + Engine) : 43 + 7 + 18</text:span></text:p>
      <text:p text:style-name="P2">- <text:span text:style-name="T1">Artist + Animator : 50 + 15</text:span></text:p>
      <text:p text:style-name="P2">- <text:span text:style-name="T1">Testeur : 1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6:48:29.636000000</meta:creation-date>
    <dc:date>2022-05-24T16:56:11.269000000</dc:date>
    <meta:editing-duration>PT7M42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1" meta:word-count="85" meta:character-count="359" meta:non-whitespace-character-count="285"/>
  </office:meta>
</office:document-meta>
</file>